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c091" officeooo:paragraph-rsid="0003c091"/>
    </style:style>
    <style:style style:name="P2" style:family="paragraph" style:parent-style-name="Standard">
      <style:text-properties officeooo:rsid="0003c091" officeooo:paragraph-rsid="0004cb79"/>
    </style:style>
    <style:style style:name="P3" style:family="paragraph" style:parent-style-name="Standard">
      <style:text-properties officeooo:paragraph-rsid="0003c091"/>
    </style:style>
    <style:style style:name="P4" style:family="paragraph" style:parent-style-name="Standard">
      <style:text-properties officeooo:paragraph-rsid="0004cb79"/>
    </style:style>
    <style:style style:name="P5" style:family="paragraph" style:parent-style-name="Standard">
      <style:text-properties officeooo:rsid="000618ad" officeooo:paragraph-rsid="000618ad"/>
    </style:style>
    <style:style style:name="P6" style:family="paragraph" style:parent-style-name="Standard">
      <style:text-properties officeooo:rsid="000618ad" officeooo:paragraph-rsid="002b92cf"/>
    </style:style>
    <style:style style:name="P7" style:family="paragraph" style:parent-style-name="Standard">
      <style:text-properties officeooo:rsid="0006bfc3" officeooo:paragraph-rsid="0006bfc3"/>
    </style:style>
    <style:style style:name="P8" style:family="paragraph" style:parent-style-name="Standard">
      <style:text-properties officeooo:rsid="0006bfc3" officeooo:paragraph-rsid="00213ff0"/>
    </style:style>
    <style:style style:name="P9" style:family="paragraph" style:parent-style-name="Standard">
      <style:text-properties officeooo:rsid="00084590" officeooo:paragraph-rsid="00084590"/>
    </style:style>
    <style:style style:name="P10" style:family="paragraph" style:parent-style-name="Standard">
      <style:text-properties officeooo:rsid="00093145" officeooo:paragraph-rsid="00093145"/>
    </style:style>
    <style:style style:name="P11" style:family="paragraph" style:parent-style-name="Standard">
      <style:text-properties officeooo:rsid="00093145" officeooo:paragraph-rsid="00093c21"/>
    </style:style>
    <style:style style:name="P12" style:family="paragraph" style:parent-style-name="Standard">
      <style:text-properties officeooo:rsid="00093145" officeooo:paragraph-rsid="00233ab0"/>
    </style:style>
    <style:style style:name="P13" style:family="paragraph" style:parent-style-name="Standard">
      <style:text-properties officeooo:rsid="00093c21" officeooo:paragraph-rsid="00093c21"/>
    </style:style>
    <style:style style:name="P14" style:family="paragraph" style:parent-style-name="Standard">
      <style:text-properties officeooo:rsid="000f0ffd" officeooo:paragraph-rsid="000f0ffd"/>
    </style:style>
    <style:style style:name="P15" style:family="paragraph" style:parent-style-name="Standard">
      <style:text-properties officeooo:rsid="000f0ffd" officeooo:paragraph-rsid="0027b8f7"/>
    </style:style>
    <style:style style:name="P16" style:family="paragraph" style:parent-style-name="Standard">
      <style:text-properties officeooo:rsid="000f0ffd" officeooo:paragraph-rsid="002d5392"/>
    </style:style>
    <style:style style:name="P17" style:family="paragraph" style:parent-style-name="Standard">
      <style:text-properties officeooo:rsid="000f0ffd" officeooo:paragraph-rsid="001082a0"/>
    </style:style>
    <style:style style:name="P18" style:family="paragraph" style:parent-style-name="Standard">
      <style:text-properties officeooo:rsid="000fefa2" officeooo:paragraph-rsid="000fefa2"/>
    </style:style>
    <style:style style:name="P19" style:family="paragraph" style:parent-style-name="Standard">
      <style:text-properties officeooo:rsid="000fefa2" officeooo:paragraph-rsid="001082a0"/>
    </style:style>
    <style:style style:name="P20" style:family="paragraph" style:parent-style-name="Standard">
      <style:text-properties officeooo:rsid="000fefa2" officeooo:paragraph-rsid="000f0ffd"/>
    </style:style>
    <style:style style:name="P21" style:family="paragraph" style:parent-style-name="Standard">
      <style:text-properties officeooo:rsid="000fefa2" officeooo:paragraph-rsid="002d5392"/>
    </style:style>
    <style:style style:name="P22" style:family="paragraph" style:parent-style-name="Standard">
      <style:text-properties officeooo:rsid="0011ee60" officeooo:paragraph-rsid="0011ee60"/>
    </style:style>
    <style:style style:name="P23" style:family="paragraph" style:parent-style-name="Standard">
      <style:text-properties officeooo:rsid="0011ee60" officeooo:paragraph-rsid="002732d8"/>
    </style:style>
    <style:style style:name="P24" style:family="paragraph" style:parent-style-name="Standard">
      <style:text-properties officeooo:rsid="0011ee60" officeooo:paragraph-rsid="000f093f"/>
    </style:style>
    <style:style style:name="P25" style:family="paragraph" style:parent-style-name="Standard">
      <style:text-properties officeooo:rsid="0014d267" officeooo:paragraph-rsid="0014d267"/>
    </style:style>
    <style:style style:name="P26" style:family="paragraph" style:parent-style-name="Standard">
      <style:text-properties officeooo:rsid="00183553" officeooo:paragraph-rsid="0018b09b"/>
    </style:style>
    <style:style style:name="P27" style:family="paragraph" style:parent-style-name="Standard">
      <style:text-properties officeooo:rsid="00183553" officeooo:paragraph-rsid="001c7723"/>
    </style:style>
    <style:style style:name="P28" style:family="paragraph" style:parent-style-name="Standard">
      <style:text-properties officeooo:rsid="00183553" officeooo:paragraph-rsid="002b92cf"/>
    </style:style>
    <style:style style:name="P29" style:family="paragraph" style:parent-style-name="Standard">
      <style:text-properties officeooo:rsid="001925e3" officeooo:paragraph-rsid="001925e3"/>
    </style:style>
    <style:style style:name="P30" style:family="paragraph" style:parent-style-name="Standard">
      <style:text-properties officeooo:rsid="001b1d39" officeooo:paragraph-rsid="001b1d39"/>
    </style:style>
    <style:style style:name="P31" style:family="paragraph" style:parent-style-name="Standard">
      <style:text-properties officeooo:rsid="001c1d76" officeooo:paragraph-rsid="001c7723"/>
    </style:style>
    <style:style style:name="P32" style:family="paragraph" style:parent-style-name="Standard">
      <style:text-properties officeooo:rsid="001c7723" officeooo:paragraph-rsid="001c7723"/>
    </style:style>
    <style:style style:name="P33" style:family="paragraph" style:parent-style-name="Standard">
      <style:text-properties officeooo:rsid="001c7723" officeooo:paragraph-rsid="001cfb98"/>
    </style:style>
    <style:style style:name="P34" style:family="paragraph" style:parent-style-name="Standard">
      <style:text-properties officeooo:rsid="001cfb98" officeooo:paragraph-rsid="001cfb98"/>
    </style:style>
    <style:style style:name="P35" style:family="paragraph" style:parent-style-name="Standard">
      <style:text-properties officeooo:rsid="001cfb98" officeooo:paragraph-rsid="0020fcfa"/>
    </style:style>
    <style:style style:name="P36" style:family="paragraph" style:parent-style-name="Standard">
      <style:text-properties officeooo:rsid="001cfb98" officeooo:paragraph-rsid="002b92cf"/>
    </style:style>
    <style:style style:name="P37" style:family="paragraph" style:parent-style-name="Standard">
      <style:text-properties officeooo:rsid="0020471d" officeooo:paragraph-rsid="0020471d"/>
    </style:style>
    <style:style style:name="P38" style:family="paragraph" style:parent-style-name="Standard">
      <style:text-properties officeooo:paragraph-rsid="0014d267"/>
    </style:style>
    <style:style style:name="P39" style:family="paragraph" style:parent-style-name="Standard">
      <style:text-properties officeooo:rsid="0020fcfa" officeooo:paragraph-rsid="0020fcfa"/>
    </style:style>
    <style:style style:name="P40" style:family="paragraph" style:parent-style-name="Standard">
      <style:text-properties officeooo:rsid="0020fcfa" officeooo:paragraph-rsid="00213ff0"/>
    </style:style>
    <style:style style:name="P41" style:family="paragraph" style:parent-style-name="Standard">
      <style:text-properties officeooo:rsid="00213ff0" officeooo:paragraph-rsid="00213ff0"/>
    </style:style>
    <style:style style:name="P42" style:family="paragraph" style:parent-style-name="Standard">
      <style:text-properties officeooo:rsid="000f093f" officeooo:paragraph-rsid="00213ff0"/>
    </style:style>
    <style:style style:name="P43" style:family="paragraph" style:parent-style-name="Standard">
      <style:text-properties officeooo:rsid="001082a0" officeooo:paragraph-rsid="001082a0"/>
    </style:style>
    <style:style style:name="P44" style:family="paragraph" style:parent-style-name="Standard">
      <style:text-properties officeooo:rsid="00233ab0" officeooo:paragraph-rsid="00233ab0"/>
    </style:style>
    <style:style style:name="P45" style:family="paragraph" style:parent-style-name="Standard">
      <style:text-properties officeooo:rsid="00233ab0" officeooo:paragraph-rsid="002732d8"/>
    </style:style>
    <style:style style:name="P46" style:family="paragraph" style:parent-style-name="Standard">
      <style:text-properties officeooo:paragraph-rsid="002732d8"/>
    </style:style>
    <style:style style:name="P47" style:family="paragraph" style:parent-style-name="Standard">
      <style:text-properties officeooo:rsid="000a5684" officeooo:paragraph-rsid="002732d8"/>
    </style:style>
    <style:style style:name="P48" style:family="paragraph" style:parent-style-name="Standard">
      <style:text-properties officeooo:rsid="000c1474" officeooo:paragraph-rsid="002732d8"/>
    </style:style>
    <style:style style:name="P49" style:family="paragraph" style:parent-style-name="Standard">
      <style:text-properties officeooo:rsid="000d7f81" officeooo:paragraph-rsid="002732d8"/>
    </style:style>
    <style:style style:name="P50" style:family="paragraph" style:parent-style-name="Standard">
      <style:text-properties officeooo:rsid="000e4894" officeooo:paragraph-rsid="002732d8"/>
    </style:style>
    <style:style style:name="P51" style:family="paragraph" style:parent-style-name="Standard">
      <style:text-properties officeooo:rsid="000ea8a0" officeooo:paragraph-rsid="002732d8"/>
    </style:style>
    <style:style style:name="P52" style:family="paragraph" style:parent-style-name="Standard">
      <style:text-properties officeooo:rsid="00293b2a" officeooo:paragraph-rsid="00293b2a"/>
    </style:style>
    <style:style style:name="P53" style:family="paragraph" style:parent-style-name="Standard">
      <style:text-properties officeooo:rsid="002d5392" officeooo:paragraph-rsid="002d5392"/>
    </style:style>
    <style:style style:name="P54" style:family="paragraph" style:parent-style-name="Standard">
      <style:text-properties officeooo:rsid="002ddc52" officeooo:paragraph-rsid="002ddc52"/>
    </style:style>
    <style:style style:name="P55" style:family="paragraph" style:parent-style-name="Standard">
      <style:text-properties officeooo:paragraph-rsid="002ddc52"/>
    </style:style>
    <style:style style:name="P56" style:family="paragraph" style:parent-style-name="Standard">
      <style:text-properties officeooo:rsid="00233ab0" officeooo:paragraph-rsid="002b92cf"/>
    </style:style>
    <style:style style:name="P57" style:family="paragraph" style:parent-style-name="Standard">
      <style:text-properties officeooo:rsid="00233ab0" officeooo:paragraph-rsid="00233ab0"/>
    </style:style>
    <style:style style:name="P58" style:family="paragraph" style:parent-style-name="Standard">
      <style:text-properties officeooo:rsid="001cfb98" officeooo:paragraph-rsid="002b92cf"/>
    </style:style>
    <style:style style:name="P59" style:family="paragraph" style:parent-style-name="Standard">
      <style:text-properties officeooo:rsid="001ee000" officeooo:paragraph-rsid="002b92cf"/>
    </style:style>
    <style:style style:name="P60" style:family="paragraph" style:parent-style-name="Standard">
      <style:text-properties officeooo:rsid="002ef19d" officeooo:paragraph-rsid="002ef19d"/>
    </style:style>
    <style:style style:name="P61" style:family="paragraph" style:parent-style-name="Standard">
      <style:text-properties officeooo:paragraph-rsid="002ef19d"/>
    </style:style>
    <style:style style:name="P62" style:family="paragraph" style:parent-style-name="Standard">
      <style:text-properties officeooo:rsid="002ee703" officeooo:paragraph-rsid="002ee703"/>
    </style:style>
    <style:style style:name="P63" style:family="paragraph" style:parent-style-name="Standard">
      <style:text-properties officeooo:rsid="0030fa7b" officeooo:paragraph-rsid="0030fa7b"/>
    </style:style>
    <style:style style:name="P64" style:family="paragraph" style:parent-style-name="Standard">
      <style:text-properties officeooo:paragraph-rsid="0030fa7b"/>
    </style:style>
    <style:style style:name="P65" style:family="paragraph" style:parent-style-name="Standard">
      <style:text-properties officeooo:paragraph-rsid="0035147e"/>
    </style:style>
    <style:style style:name="P66" style:family="paragraph" style:parent-style-name="Standard">
      <style:text-properties officeooo:rsid="0035147e" officeooo:paragraph-rsid="0032ba42"/>
    </style:style>
    <style:style style:name="P67" style:family="paragraph" style:parent-style-name="Standard">
      <style:text-properties officeooo:rsid="0035147e" officeooo:paragraph-rsid="0035147e"/>
    </style:style>
    <style:style style:name="P68" style:family="paragraph" style:parent-style-name="Standard">
      <style:text-properties officeooo:rsid="00364b5e" officeooo:paragraph-rsid="00364b5e"/>
    </style:style>
    <style:style style:name="T1" style:family="text">
      <style:text-properties officeooo:rsid="0003c091"/>
    </style:style>
    <style:style style:name="T2" style:family="text">
      <style:text-properties officeooo:rsid="0004cb79"/>
    </style:style>
    <style:style style:name="T3" style:family="text">
      <style:text-properties officeooo:rsid="0006bfc3"/>
    </style:style>
    <style:style style:name="T4" style:family="text">
      <style:text-properties officeooo:rsid="00084590"/>
    </style:style>
    <style:style style:name="T5" style:family="text">
      <style:text-properties officeooo:rsid="00093c21"/>
    </style:style>
    <style:style style:name="T6" style:family="text">
      <style:text-properties officeooo:rsid="000c1474"/>
    </style:style>
    <style:style style:name="T7" style:family="text">
      <style:text-properties officeooo:rsid="000d7f81"/>
    </style:style>
    <style:style style:name="T8" style:family="text">
      <style:text-properties officeooo:rsid="000e4894"/>
    </style:style>
    <style:style style:name="T9" style:family="text">
      <style:text-properties officeooo:rsid="000ea8a0"/>
    </style:style>
    <style:style style:name="T10" style:family="text">
      <style:text-properties officeooo:rsid="000f093f"/>
    </style:style>
    <style:style style:name="T11" style:family="text">
      <style:text-properties officeooo:rsid="000fefa2"/>
    </style:style>
    <style:style style:name="T12" style:family="text">
      <style:text-properties officeooo:rsid="001082a0"/>
    </style:style>
    <style:style style:name="T13" style:family="text">
      <style:text-properties officeooo:rsid="0011ee60"/>
    </style:style>
    <style:style style:name="T14" style:family="text">
      <style:text-properties officeooo:rsid="001309b5"/>
    </style:style>
    <style:style style:name="T15" style:family="text">
      <style:text-properties officeooo:rsid="0018b09b"/>
    </style:style>
    <style:style style:name="T16" style:family="text">
      <style:text-properties officeooo:rsid="001925e3"/>
    </style:style>
    <style:style style:name="T17" style:family="text">
      <style:text-properties officeooo:rsid="001b1d39"/>
    </style:style>
    <style:style style:name="T18" style:family="text">
      <style:text-properties officeooo:rsid="001c1d76"/>
    </style:style>
    <style:style style:name="T19" style:family="text">
      <style:text-properties officeooo:rsid="001c7723"/>
    </style:style>
    <style:style style:name="T20" style:family="text">
      <style:text-properties officeooo:rsid="001cfb98"/>
    </style:style>
    <style:style style:name="T21" style:family="text">
      <style:text-properties officeooo:rsid="00213ff0"/>
    </style:style>
    <style:style style:name="T22" style:family="text">
      <style:text-properties officeooo:rsid="00233ab0"/>
    </style:style>
    <style:style style:name="T23" style:family="text">
      <style:text-properties officeooo:rsid="002732d8"/>
    </style:style>
    <style:style style:name="T24" style:family="text">
      <style:text-properties officeooo:rsid="0027b8f7"/>
    </style:style>
    <style:style style:name="T25" style:family="text">
      <style:text-properties officeooo:rsid="00293b2a"/>
    </style:style>
    <style:style style:name="T26" style:family="text">
      <style:text-properties officeooo:rsid="002a976d"/>
    </style:style>
    <style:style style:name="T27" style:family="text">
      <style:text-properties officeooo:rsid="002b92cf"/>
    </style:style>
    <style:style style:name="T28" style:family="text">
      <style:text-properties officeooo:rsid="002d5392"/>
    </style:style>
    <style:style style:name="T29" style:family="text">
      <style:text-properties officeooo:rsid="002ddc52"/>
    </style:style>
    <style:style style:name="T30" style:family="text">
      <style:text-properties officeooo:rsid="002ee703"/>
    </style:style>
    <style:style style:name="T31" style:family="text">
      <style:text-properties officeooo:rsid="002ef19d"/>
    </style:style>
    <style:style style:name="T32" style:family="text">
      <style:text-properties officeooo:rsid="002ffe0c"/>
    </style:style>
    <style:style style:name="T33" style:family="text">
      <style:text-properties officeooo:rsid="0030fa7b"/>
    </style:style>
    <style:style style:name="T34" style:family="text">
      <style:text-properties officeooo:rsid="0032ba42"/>
    </style:style>
    <style:style style:name="T35" style:family="text">
      <style:text-properties officeooo:rsid="00336a45"/>
    </style:style>
    <style:style style:name="T36" style:family="text">
      <style:text-properties officeooo:rsid="0035147e"/>
    </style:style>
    <style:style style:name="T37" style:family="text">
      <style:text-properties officeooo:rsid="00364b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3"><text:span text:style-name="T1">This document outlines a </text:span>scalable<text:span text:style-name="T1"> architecture to implement a real-</text:span>time alert processing platform for LSST:UK capable of handling the data rates expected during the lifetime of the LSST project.</text:p>
      <text:p text:style-name="P3"/>
      <text:p text:style-name="P1">In order to make the system scalable the architecture is designed from the ground up to avoid high value single instance compute resources wherever possible.</text:p>
      <text:p text:style-name="P3"/>
      <text:p text:style-name="P4"><text:span text:style-name="T1">A core concept behind this design is to take advantage of the inherent</text:span>ly parallel <text:span text:style-name="T1">aspects of the problem and to distribute the processing to small independent micro-services, mapping these onto computing resources in a cloud compute environment.</text:span></text:p>
      <text:p text:style-name="P1"/>
      <text:h text:style-name="Heading_20_1" text:outline-level="1"><text:span text:style-name="T25">Tree of n</text:span>ode<text:span text:style-name="T25">s</text:span></text:h>
      <text:p text:style-name="P26">The system can be viewed as a tree structure, with the top level being the initial input of alert messages from the upstream source. <text:span text:style-name="T15">A node in the tree represents a processing step that </text:span>applies <text:span text:style-name="T15">an operation to each alert message in turn. Each node can either filter the input messages, selecting and passing on those that meet a specific criteria, or generate a new output type based on the content of the input message.</text:span></text:p>
      <text:p text:style-name="P26"/>
      <text:p text:style-name="P29">Each node <text:span text:style-name="T17">is a web-service component in its own right, with </text:span>a REST based command and control web service API.</text:p>
      <text:p text:style-name="P29"/>
      <text:p text:style-name="P52">[..]</text:p>
      <text:p text:style-name="P52"/>
      <text:p text:style-name="P29">Nodes <text:span text:style-name="T17">are </text:span>connected together using Kafka streams acting as FIFO buffers to provide a loose coupling between the nodes.</text:p>
      <text:p text:style-name="P29"/>
      <text:p text:style-name="P30">Each <text:span text:style-name="T16">Kafka </text:span>buffer is a <text:span text:style-name="T26">web-</text:span>service component in its own right, with <text:span text:style-name="T16">a REST based command and control web service API.</text:span></text:p>
      <text:p text:style-name="P30"/>
      <text:p text:style-name="P34">[...]</text:p>
      <text:p text:style-name="P34"/>
      <text:p text:style-name="P30">The resulting <text:span text:style-name="T25">network </text:span>of nodes can be deployed and managed using a client library that connects to the REST web service <text:span text:style-name="T18">API </text:span>on each node.</text:p>
      <text:p text:style-name="P30"/>
      <text:p text:style-name="P34">[...]</text:p>
      <text:p text:style-name="P30"/>
      <text:p text:style-name="P30">This <text:span text:style-name="T26">provides a toolkit that </text:span>enables users to <text:span text:style-name="T27">create </text:span>their own <text:span text:style-name="T18">pipeline of nodes to filter and process the input data stream, connecting together existing node types or by creating their own new types of node.</text:span></text:p>
      <text:p text:style-name="P30"/>
      <text:h text:style-name="Heading_20_1" text:outline-level="1">Node templates</text:h>
      <text:p text:style-name="P31">In order to simplify the process of creating new <text:span text:style-name="T19">types of </text:span>node we would provide a <text:span text:style-name="T19">template </text:span>container <text:span text:style-name="T19">for each programming language or environment </text:span>that implements <text:span text:style-name="T19">the node controller functionality and all </text:span>of the <text:span text:style-name="T19">Kafka consumer and producer connections. </text:span></text:p>
      <text:p text:style-name="P32"/>
      <text:p text:style-name="P34">[templates]</text:p>
      <text:p text:style-name="P34"/>
      <text:p text:style-name="P33"><text:soft-page-break/>The end user would only need to provide the code that implemented the required algorithm. <text:span text:style-name="T20">Filling in the space </text:span>space labeled “your code goes here”, <text:span text:style-name="T20">r</text:span>eading input messages from a <text:span text:style-name="T20">data source </text:span>interface provided by the container, applying the required processing and writing the results to <text:span text:style-name="T20">an output </text:span>interface.</text:p>
      <text:p text:style-name="P32"/>
      <text:p text:style-name="P34">[Jigsaw]</text:p>
      <text:p text:style-name="P27"/>
      <text:p text:style-name="P56">In effect this architecture could be considered as providing a “function as a service” platform, providing all of the infrastructure for connecting components together to build a workflow.</text:p>
      <text:p text:style-name="P28"/>
      <text:h text:style-name="Heading_20_1" text:outline-level="1">Kafka <text:span text:style-name="T27">services</text:span></text:h>
      <text:p text:style-name="P2"><text:span text:style-name="T2">K</text:span>afka <text:span text:style-name="T24">services </text:span>are used <text:span text:style-name="T27">throughout <text:s/>the system </text:span>as the data distribution <text:span text:style-name="T23">layer, </text:span>providing a loose coupling between <text:span text:style-name="T27">nodes in the tree.</text:span></text:p>
      <text:p text:style-name="P2"/>
      <text:p text:style-name="P6">Kafka <text:span text:style-name="T24">implements </text:span>a rolling buffer for <text:span text:style-name="T20">a </text:span>stream <text:span text:style-name="T20">of messages</text:span>, enabling each <text:span text:style-name="T24">consumer, or group of consumers, </text:span>to consume data at different rates without interfering with each other.</text:p>
      <text:p text:style-name="P6"/>
      <text:p text:style-name="P36">Multiple clients can subscribe to a data stream, and Kafka will ensure that all of the messages are received by all of the clients.</text:p>
      <text:p text:style-name="P35"/>
      <text:p text:style-name="P39">[…]</text:p>
      <text:p text:style-name="P39"/>
      <text:p text:style-name="P59">If a group of clients subscribe using the same group identifier Kafka will distribute the messages between the members of the group, sending different messages to each client. Each message is processed by only one client.</text:p>
      <text:p text:style-name="P36"/>
      <text:p text:style-name="P59">Using a combination of these delivery methods enables us to deploy a tree of processing nodes with a buffer between each layer and concurrent processing within the layers.</text:p>
      <text:p text:style-name="P39"/>
      <text:p text:style-name="P37">At each branch in the tree a Kafka buffer distributes the messages to all of the child nodes. To provide the loose coupling the Kafka buffer would maintain a rolling FIFO buffer, allowing each of the children to consume the data at a different rate.</text:p>
      <text:p text:style-name="P37"/>
      <text:p text:style-name="P40">[…]</text:p>
      <text:p text:style-name="P8"/>
      <text:p text:style-name="P41">In most cases each logical processing node will be implemented as a group of concurrent processes, each operating on part of the input data to achieve the data throughput required. By subscribing to the stream with the same group identifier, the same Kafka buffer will automatically distribute the messages between the concurrent processes for that node.</text:p>
      <text:p text:style-name="P37"/>
      <text:p text:style-name="P40">[…]</text:p>
      <text:p text:style-name="P42"/>
      <text:p text:style-name="P15"><text:span text:style-name="T11">Using Kafka buffers between processing stages allows </text:span>us to optimize <text:span text:style-name="T12">compute resources to </text:span>meet the <text:span text:style-name="T11">different latency requirements for each </text:span>science <text:span text:style-name="T11">case</text:span>. </text:p>
      <text:p text:style-name="P17"/>
      <text:p text:style-name="P16"><text:span text:style-name="T28">At the top of the tree is a </text:span>Kafka <text:span text:style-name="T22">service </text:span>that provides a rolling buffer <text:span text:style-name="T22">(~days) </text:span>of the incoming data from the upstream source (ZTF/LSST). <text:span text:style-name="T11">This service provides an buffer that insulates the rest of the system from network issues between our system and the upstream producer.</text:span></text:p>
      <text:p text:style-name="P21"/>
      <text:p text:style-name="P53">Below the top node multiple child nodes can subscribe to data stream, all processing data at <text:soft-page-break/>different data rates depending on their requirements.</text:p>
      <text:p text:style-name="P53"/>
      <text:p text:style-name="P16">For example, <text:span text:style-name="T12">a </text:span>watch list component <text:span text:style-name="T11">designed to trigger automated follow-up observations by a robotic platform </text:span>may <text:span text:style-name="T11">need </text:span>to have as low a latency <text:span text:style-name="T11">as possible</text:span>, evaluating <text:span text:style-name="T12">the </text:span>criteria and issuing <text:span text:style-name="T12">the follow-up observation </text:span>alert soon as possible <text:span text:style-name="T21">(~sec) </text:span>after the input data arrives.</text:p>
      <text:p text:style-name="P16"/>
      <text:p text:style-name="P16">At the other end of the scale, producing <text:span text:style-name="T21">the </text:span>thumbnail images for the website <text:span text:style-name="T11">is not a time critical process, and can accommodate a fairly long delay (~hrs) between the </text:span>input data <text:span text:style-name="T21">arriving and the thumbnail image available on website</text:span>.</text:p>
      <text:p text:style-name="P14"/>
      <text:p text:style-name="P20"/>
      <text:p text:style-name="P20"/>
      <text:p text:style-name="P20"/>
      <text:p text:style-name="P19">Kafka uses a simple offset marker for each client <text:span text:style-name="T12">to </text:span>keep track of which messages <text:span text:style-name="T12">that client </text:span>has seen. When a <text:span text:style-name="T12">client </text:span>acknowledges receipt of a block of messages, Kafka advances the marker to <text:span text:style-name="T23">record that that block of messages have </text:span>been seen by that client. When the client requests the next set of messages, Kafka uses the stored offset to select the next block of messages.</text:p>
      <text:p text:style-name="P18"/>
      <text:p text:style-name="P18">By storing a separate offset for each group of clients, the same Kafka service can <text:span text:style-name="T12">accommodate widely different data rates for different groups of clients. P</text:span>rovid<text:span text:style-name="T12">ing </text:span>data to both the rapid response trigger and the thumbnail generator at the appropriate rate <text:span text:style-name="T12">for their use case</text:span>.</text:p>
      <text:p text:style-name="P18"/>
      <text:p text:style-name="P43">The proposed architecture repeats this pattern throughout the system, using Kafka services <text:span text:style-name="T23">as flexible </text:span>buffer<text:span text:style-name="T23">s</text:span> between each stage of the data processing. This provides a simple way to implement a <text:span text:style-name="T1">loose coupling between </text:span>each stage <text:span text:style-name="T23">and </text:span>gives us much more flexibility in how the individual layers are implemented.</text:p>
      <text:p text:style-name="P43"/>
      <text:p text:style-name="P44">If, for example, a user wanted to combine the output of a fast filter component and the thumbnail images into a new type of alert message, but they found that the delay in generating the thumbnail images was too long, then we could increase the response speed of the thumbnail generator simply by allocating more compute resources to it.</text:p>
      <text:p text:style-name="P44"/>
      <text:p text:style-name="P44">Allocating more compute resources to the thumbnail generator would reduce the delay, without requiring any reconfiguration of the other components in the tree. The Kafka buffer would automatically distribute the incoming data between the compute resources for that node.</text:p>
      <text:p text:style-name="P44"/>
      <text:h text:style-name="Heading_20_1" text:outline-level="1">Kafka <text:span text:style-name="T13">components</text:span></text:h>
      <text:p text:style-name="P47"/>
      <text:p text:style-name="P47"><text:span text:style-name="T10">A</text:span> common pattern <text:span text:style-name="T10">in Kafka deployments is </text:span>to have <text:span text:style-name="T10">a single </text:span>instance of Kafka <text:span text:style-name="T7">with all of the data analysis processes transferring data to and from the same </text:span>Kafka service.</text:p>
      <text:p text:style-name="P47"/>
      <text:p text:style-name="P54">[..]</text:p>
      <text:p text:style-name="P47"/>
      <text:p text:style-name="P47">However, based on our experience <text:span text:style-name="T6">with using Kafka to handle ZTF alert data, the performance of our Kafka services is limited by the I/O bandwidth of network and disc access. This becomes even more significant if the services are deployed on a cloud compute system with network based storage, in which case network bandwidth of the physical system becomes the limiting factor for both data transfer and storage access.</text:span></text:p>
      <text:p text:style-name="P48"><text:s/></text:p>
      <text:p text:style-name="P49"><text:span text:style-name="T29">Many of our </text:span>use cases form a <text:span text:style-name="T8">simple </text:span>directed <text:span text:style-name="T8">graph, without loops or changes in direction. In which </text:span><text:soft-page-break/><text:span text:style-name="T8">case it may make sense to deploy more than one Kafka system, corresponding roughly to layers or stages in the processing pipeline, and to control the placement of these so that we optimize the network connections between the individual Kafka instances and the data processing nodes.</text:span></text:p>
      <text:p text:style-name="P49"/>
      <text:p text:style-name="P50">As an example, consider a single Kafka service, comprised of four Kafka server instances, and two stages of data processing, each comprised of four data processing nodes.</text:p>
      <text:p text:style-name="P50"/>
      <text:p text:style-name="P50">In this deployment, the first set of data processing nodes would read their input from <text:span text:style-name="T9">the initial K</text:span>afka <text:span text:style-name="T9">topic</text:span>, process the data in some way and then push their results back into Kafka as a new topic. The second set of data processing nodes would read their input from this intermediary topic, process the data and again push their results back into Kafka servers as a <text:span text:style-name="T9">third </text:span>topic. </text:p>
      <text:p text:style-name="P50"/>
      <text:p text:style-name="P54">[..]</text:p>
      <text:p text:style-name="P54"/>
      <text:p text:style-name="P51">If all three topics are handled by the same logical Kafka services, and hence by the same set of Kafka server instances, then there is a danger that the data transfers to and from the worker nodes will traverse the same set of physical network connections multiple times. In which case we are building <text:span text:style-name="T13">in </text:span>a potential bottle neck <text:span text:style-name="T13">in </text:span>the design.</text:p>
      <text:p text:style-name="P51"/>
      <text:p text:style-name="P54">[..]</text:p>
      <text:p text:style-name="P54"/>
      <text:p text:style-name="P46"><text:span text:style-name="T9">To avoid this kind of problem it is better to base our design on having multiple logical Kafka services from the beginning. The first step towards this is to define a Kafka ‘service’ as a logical component containing the Kafka servers and the associated Zookeeper service, managed by a orchestration tool such as Docker compose or </text:span>Kubernetes.</text:p>
      <text:p text:style-name="P46"/>
      <text:p text:style-name="P23">The data processing pipeline can <text:span text:style-name="T14">then </text:span>be implemented as a series of processing nodes linked by a Kafka buffer <text:span text:style-name="T14">components </text:span>between each stage. <text:span text:style-name="T14">The details of how the components are distributed can be dealt with at a lower level as part of the orchestration layer. </text:span></text:p>
      <text:p text:style-name="P45"/>
      <text:h text:style-name="Heading_20_1" text:outline-level="1">Kafka partitions</text:h>
      <text:p text:style-name="P5">The degree of parallelism available for <text:span text:style-name="T3">each stage in the pipeline </text:span>is determined by the number of partitions configured for the Kafka topic <text:span text:style-name="T3">providing the data input.</text:span></text:p>
      <text:p text:style-name="P5"/>
      <text:p text:style-name="P7">Kafka stores the data for a topic in a <text:span text:style-name="T13">set of </text:span>partitions, defined when the topic is created. The Kafka client and server components distribute the data between themselves based on <text:span text:style-name="T13">the number </text:span>of partitions.</text:p>
      <text:p text:style-name="P7"/>
      <text:p text:style-name="P7">Consider a simple example of a <text:span text:style-name="T13">single </text:span>server hosting a topic configured with two partitions.</text:p>
      <text:p text:style-name="P7">The server will store data for the topic in two directories <text:span text:style-name="T13">on the filesystem</text:span>, one for each partition, distributing the data evenly between the two partitions.</text:p>
      <text:p text:style-name="P7"/>
      <text:p text:style-name="P7">If a single client connects to the server and subscribes to the topic, the <text:span text:style-name="T4">client will receive all the d</text:span>ata from both partitions, alternating between blocks of data <text:span text:style-name="T4">from the two partitions.</text:span></text:p>
      <text:p text:style-name="P7"/>
      <text:p text:style-name="P7">If a second client subscribes to the same topic using the same group identifier, then <text:span text:style-name="T13">Kafka will spread the data across the two clients, sending data from one partition to each client.</text:span></text:p>
      <text:p text:style-name="P7"/>
      <text:p text:style-name="P9">If a third client <text:span text:style-name="T3">subscribes to the same topic using the same group identifier, </text:span>it will not receive any data. The limiting factor is the number of partitions defined for the topic. By itself the Kafka service <text:soft-page-break/>will not split data from a partition to distribute <text:span text:style-name="T13">parts of </text:span>it <text:span text:style-name="T13">to different </text:span>clients.</text:p>
      <text:p text:style-name="P7"/>
      <text:p text:style-name="P9">If we increase the number of partitions for the topic to four, <text:span text:style-name="T3">then the server </text:span>will spread the data between the available clients, with two of the clients receiving data from a single partition, and one of the clients receiving data from two partitions. Again, Kafka will not split a partition <text:span text:style-name="T13">to send fractions of a partition to </text:span>different clients.</text:p>
      <text:p text:style-name="P9"/>
      <text:p text:style-name="P9">If we increase the number of partitions further, to eight, then the data will be spread more evenly between the three clients, two of them receiving data from three partitions, and one receiving data from two partitions.</text:p>
      <text:p text:style-name="P9"/>
      <text:p text:style-name="P10">The same distribution rules apply to the data distribution between Kafka servers. If we keep the number of partitions set at eight, but we add a second server to the system, then the data for the topic will be distributed evenly between the two servers, each handling data for four of the eight partitions.</text:p>
      <text:p text:style-name="P10"/>
      <text:p text:style-name="P10">The distribution to the three clients remains the same, <text:span text:style-name="T4">two of them receiving data from three partitions, and one receiving data from just two partitions.</text:span></text:p>
      <text:p text:style-name="P10"/>
      <text:p text:style-name="P11">It should be clear from this (simplified) description that the more partitions defined for a topic the more <text:span text:style-name="T5">configurable the </text:span>parallelism <text:span text:style-name="T5">and </text:span>data distribution <text:span text:style-name="T5">is possible.</text:span></text:p>
      <text:p text:style-name="P11"/>
      <text:p text:style-name="P13">The current set of evaluation tests have been configured to distribute the data as sixteen partitions distributed across four servers and each test has been configured to use four clients with four threads running in each instance. Further testing is planned to explore the overhead of increasing the number of partitions to 32, 64 or 128 partitions per topic.</text:p>
      <text:p text:style-name="P11"/>
      <text:p text:style-name="P12">Note that the mapping between which client gets data from which server is not fixed, the <text:span text:style-name="T22">Kafka </text:span>clients and servers <text:span text:style-name="T22">will act </text:span>together as a group to balance the data throughput of the system. <text:span text:style-name="T22">Which of the three clients receives which partitions may change over time as the </text:span>clients and servers <text:span text:style-name="T22">work together to balance the system.</text:span></text:p>
      <text:p text:style-name="P44">This allows Kafka to cope with different clients operating at different speeds, and in the worst case, </text:p>
      <text:p text:style-name="P44">if one of the clients were to fail or drop out of the group then the system would automatically re-balance the distribution between the two remaining clients.</text:p>
      <text:p text:style-name="P10"/>
      <text:p text:style-name="P10"/>
      <text:p text:style-name="P24"/>
      <text:p text:style-name="P23"/>
      <text:p text:style-name="P22"/>
      <text:p text:style-name="P25"/>
      <text:p text:style-name="P60">Node containers</text:p>
      <text:p text:style-name="P60"/>
      <text:p text:style-name="P61"><text:span text:style-name="T31">The architecture refers to containerized components for both the data processing nodes and the Kafka buffers. The most obvious technology choice is to use Docker containers orchestrated by a container management platform such as </text:span>Kubernetes.</text:p>
      <text:p text:style-name="P61"/>
      <text:p text:style-name="P61"><text:span text:style-name="T31">However, the architecture is not necessarily linked to any particular technology for implementing these components. An important aspect of the architecture is to abstract the details of the containerization layer behind the web service interfaces, enabling the platform to change the underlying containerization technology with minimal impact on the rest of the system, including end user code in the processing nodes.</text:span></text:p>
      <text:p text:style-name="P61"/>
      <text:p text:style-name="P61"><text:soft-page-break/></text:p>
      <text:p text:style-name="P61"/>
      <text:p text:style-name="P61"/>
      <text:p text:style-name="P61"/>
      <text:p text:style-name="P61"/>
      <text:p text:style-name="P61"/>
      <text:p text:style-name="P25"/>
      <text:p text:style-name="P25"/>
      <text:p text:style-name="P25"/>
      <text:p text:style-name="P25"/>
      <text:p text:style-name="P25"/>
      <text:p text:style-name="P38"/>
      <text:p text:style-name="P38"/>
      <text:p text:style-name="P38"/>
      <text:p text:style-name="P38"/>
      <text:p text:style-name="P38"/>
      <text:p text:style-name="P38"/>
      <text:p text:style-name="P38"/>
      <text:p text:style-name="P38"/>
      <text:p text:style-name="P38"/>
      <text:p text:style-name="P54">Future directions</text:p>
      <text:p text:style-name="P54"/>
      <text:p text:style-name="P55"><text:span text:style-name="T29">Many of the ideas in this architecture design are based on our experience of working with the OGSA-DAI </text:span>distributed data access and management <text:span text:style-name="T29">platform developed by EPCC at the University of Edinburgh.</text:span></text:p>
      <text:p text:style-name="P55"/>
      <text:p text:style-name="P54">In particular the concepts of using REST web-service control interfaces to connect together data processing components (Activities) to build an interconnected pipeline (workflow) <text:span text:style-name="T30">that operates on a stream of data rows (tuples) are </text:span>core part<text:span text:style-name="T35">s</text:span> of the OGSA-DAI <text:span text:style-name="T35">architecture</text:span>.</text:p>
      <text:p text:style-name="P54"/>
      <text:p text:style-name="P62">The design outlined in this document uses <text:span text:style-name="T33">current </text:span>technologies to implement a similar <text:span text:style-name="T32">architecture, taking advantage of recent developments in cloud compute platforms to enable greater use of concurrent execution on multiple machines.</text:span></text:p>
      <text:p text:style-name="P62"/>
      <text:p text:style-name="P63">The architecture described in this document describes <text:span text:style-name="T34">a way </text:span>to implement <text:span text:style-name="T34">the LSST:UK platform by </text:span>developing the components from the ground up. </text:p>
      <text:p text:style-name="P63"/>
      <text:p text:style-name="P65"><text:span text:style-name="T33">However, we are aware that recent developments in a number of key technologies in particular </text:span><text:bookmark text:name="structured-streaming-programming-guide"/>Structured Streaming <text:span text:style-name="T33">on the Apache Spark platform that may already provide much of the functionality described in this document.</text:span></text:p>
      <text:p text:style-name="P65"/>
      <text:p text:style-name="P65"><text:span text:style-name="T36">In which case it may be more efficient use of resources to start by adopting the Apache Spark Structured Streaming platform as the basis for the LSST:UK platform and then concentrate on developing extensions to fill in any additional functionality needed to meet the LSST:UK requirements.</text:span></text:p>
      <text:p text:style-name="P66"/>
      <text:p text:style-name="P68">We are further influenced by the example of the AXS team, who leveraged the existing functionality of the Spark platform to provide the basis of their science platform implementation and concentrated on developing extensions to the platform to meet their science requirements.</text:p>
      <text:p text:style-name="P68"/>
      <text:p text:style-name="P68"/>
      <text:p text:style-name="P66"/>
      <text:p text:style-name="P68"><text:soft-page-break/>Another advantage of adopting a popular platform such as <text:s/><text:span text:style-name="T36">Apache Spark </text:span>is the wide range of documentation and tutorials already available.</text:p>
      <text:p text:style-name="P66"/>
      <text:p text:style-name="P66"/>
      <text:p text:style-name="P66"/>
      <text:p text:style-name="P67">We are working in a rapidly evolving and changing ecosystem of tools and platforms. Adopting a platform that is being developed by a large number of active contributors is both an advantage and a disadvantage. We would benefit from the wide range of new features contributed by an active community of developers. On the other hand, basing our implementation on an <text:span text:style-name="T37">unstable and actively</text:span> changing platform may cause problems.</text:p>
      <text:p text:style-name="P67"/>
      <text:p text:style-name="P67"/>
      <text:p text:style-name="P64"/>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quan </meta:initial-creator>
    <meta:creation-date>2012-10-26T14:18:26</meta:creation-date>
    <dc:date>2019-08-13T21:00:44.449929928</dc:date>
    <meta:editing-duration>PT1H32M26S</meta:editing-duration>
    <meta:editing-cycles>14</meta:editing-cycles>
    <meta:generator>LibreOffice/6.1.6.3$Linux_X86_64 LibreOffice_project/10$Build-3</meta:generator>
    <meta:print-date>2019-08-13T20:00:44.529320639</meta:print-date>
    <meta:document-statistic meta:table-count="0" meta:image-count="0" meta:object-count="0" meta:page-count="7" meta:paragraph-count="84" meta:word-count="2539" meta:character-count="15468" meta:non-whitespace-character-count="13003"/>
  </office:meta>
</office:document-meta>
</file>